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" svg:font-family="Libr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re" fo:font-size="24pt" fo:font-weight="bold" officeooo:paragraph-rsid="00196671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re" fo:font-size="24pt" fo:font-weight="bold" officeooo:rsid="001ab697" officeooo:paragraph-rsid="001ab697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re" fo:font-size="14pt" fo:font-weight="normal" officeooo:rsid="001ab697" officeooo:paragraph-rsid="001ab697" style:font-size-asian="12.25pt" style:font-weight-asian="normal" style:font-size-complex="14pt" style:font-weight-complex="normal"/>
    </style:style>
    <style:style style:name="T1" style:family="text">
      <style:text-properties officeooo:rsid="00196671"/>
    </style:style>
    <style:style style:name="T2" style:family="text">
      <style:text-properties officeooo:rsid="001ea2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uter Networks</text:p>
      <text:p text:style-name="P1"/>
      <text:p text:style-name="P1"/>
      <text:p text:style-name="P1"/>
      <text:p text:style-name="P1">Lab 1<text:span text:style-name="T1">4</text:span></text:p>
      <text:p text:style-name="P1"/>
      <text:p text:style-name="P1"/>
      <text:p text:style-name="P1"/>
      <text:p text:style-name="P1"/>
      <text:p text:style-name="P1">Hamza Shahid</text:p>
      <text:p text:style-name="P1">20P-0117</text:p>
      <text:p text:style-name="P1">BSSE-5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Requirements:</text:p>
      <text:p text:style-name="P3">Every PC of the university should be able to access the flex server.<text:line-break/>The <text:span text:style-name="T2">DHCP </text:span>server should assign IP to the PCs itself.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" svg:font-family="Libr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2.2.2$Linux_X86_64 LibreOffice_project/20$Build-2</meta:generator>
    <dc:date>2022-12-06T22:39:13.817404184</dc:date>
    <meta:editing-duration>PT4M5S</meta:editing-duration>
    <meta:editing-cycles>3</meta:editing-cycles>
    <meta:document-statistic meta:table-count="0" meta:image-count="0" meta:object-count="0" meta:page-count="2" meta:paragraph-count="7" meta:word-count="32" meta:character-count="185" meta:non-whitespace-character-count="158"/>
  </office:meta>
</office:document-meta>
</file>